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8000002AE84689D41.png" manifest:media-type="image/png"/>
  <manifest:file-entry manifest:full-path="Pictures/100002010000008200000082346FAA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2.572cm"/>
    </style:style>
    <style:style style:name="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T7" style:family="text">
      <style:text-properties fo:font-variant="normal" fo:text-transform="none" fo:color="#007396" style:text-line-through-style="none" style:text-line-through-type="none" style:text-position="0% 100%" style:font-name="Open Sans Light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office:forms form:automatic-focus="false" form:apply-design-mode="false"/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INF-3201 - Assignment 3 – GPGPU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Edvard Pedersen</text:span></text:p>
            <text:p text:style-name="P3"><text:span text:style-name="T2">Edvard.Pedersen@uit.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outline" draw:style-name="dp1" draw:master-page-name="Tittel_20_og_20_innhold" presentation:presentation-page-layout-name="AL2T11">
        <office:forms form:automatic-focus="false" form:apply-design-mode="false"/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Assignment outline</text:span></text:p>
          </draw:text-box>
        </draw:frame>
        <draw:frame draw:name="Plassholder for innhold 1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Parallelize the given piece of code with CUDA/OpenCL and multiprocessing (combined)</text:span></text:p>
                <text:p text:style-name="P6"><text:span text:style-name="T4"/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vironment" draw:style-name="dp1" draw:master-page-name="Tittel_20_og_20_innhold" presentation:presentation-page-layout-name="AL2T11">
        <office:forms form:automatic-focus="false" form:apply-design-mode="false"/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Your own computer (Preferred)</text:span></text:p>
              </text:list-item>
              <text:list-item>
                <text:p text:style-name="P6"><text:span text:style-name="T4">The lab computers (ifilab110-123) – Possibly problematic</text:span></text:p>
              </text:list-item>
              <text:list-item>
                <text:p text:style-name="P6"><text:span text:style-name="T4">UVRocks frontend</text:span></text:p>
                <text:p text:style-name="P6"><text:span text:style-name="T4"/></text:p>
              </text:list-item>
              <text:list-item>
                <text:p text:style-name="P6"><text:span text:style-name="T4">Precode in Python</text:span></text:p>
                <text:list>
                  <text:list-item>
                    <text:p text:style-name="P8"><text:span text:style-name="T4">But feel free to solve it using whichever language you prefer</text:span></text:p>
                  </text:list-item>
                  <text:list-item>
                    <text:p text:style-name="P8"><text:span text:style-name="T4">Precode also shows how to interface to C if you don't want to reimplement all of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tel_20_og_20_innhold" presentation:presentation-page-layout-name="AL2T11">
        <office:forms form:automatic-focus="false" form:apply-design-mode="false"/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Example program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Included in the handout (src/hello_mandelbrot/):</text:span></text:p>
              </text:list-item>
              <text:list-item>
                <text:p text:style-name="P6"><text:span text:style-name="T4">Example of using CUDA C (cuda_kernel.cu)</text:span></text:p>
              </text:list-item>
              <text:list-item>
                <text:p text:style-name="P6"><text:span text:style-name="T4">Example of using PyCUDA to use the CUDA C kernel</text:span></text:p>
              </text:list-item>
              <text:list-item>
                <text:p text:style-name="P6"><text:span text:style-name="T4">Example of a Python extension written in C</text:span></text:p>
              </text:list-item>
              <text:list-item>
                <text:p text:style-name="P6"><text:span text:style-name="T4">Example of how to use a C library in Python</text:span></text:p>
                <text:p text:style-name="P6"><text:span text:style-name="T4"/></text:p>
              </text:list-item>
              <text:list-item>
                <text:p text:style-name="P6"><text:span text:style-name="T4">Requirements:</text:span></text:p>
                <text:list>
                  <text:list-item>
                    <text:p text:style-name="P8"><text:span text:style-name="T4">Numpy</text:span></text:p>
                  </text:list-item>
                  <text:list-item>
                    <text:p text:style-name="P8"><text:span text:style-name="T4">Matplotlib (if you want to look at the images)</text:span></text:p>
                  </text:list-item>
                  <text:list-item>
                    <text:p text:style-name="P8"><text:span text:style-name="T4">Pycuda</text:span></text:p>
                  </text:list-item>
                  <text:list-item>
                    <text:p text:style-name="P8"><text:span text:style-name="T4">Gcc</text:span></text:p>
                  </text:list-item>
                  <text:list-item>
                    <text:p text:style-name="P8"><text:span text:style-name="T4">CUDA Toolk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tel_20_og_20_innhold" presentation:presentation-page-layout-name="AL2T11">
        <office:forms form:automatic-focus="false" form:apply-design-mode="false"/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Precode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The precode consists of code to encode and decode messages using XTEA and CBC, as well as a simple mangling algorithm</text:span></text:p>
                <text:list>
                  <text:list-item>
                    <text:p text:style-name="P8"><text:span text:style-name="T4">Frontends (encrypt.py and decrypt.py)</text:span></text:p>
                  </text:list-item>
                  <text:list-item>
                    <text:p text:style-name="P8"><text:span text:style-name="T4">Main code (precode.py)</text:span></text:p>
                  </text:list-item>
                </text:list>
              </text:list-item>
              <text:list-item>
                <text:p text:style-name="P8"><text:span text:style-name="T4">Also has code to attempt to guess the password given a known part of the plain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tel_20_og_20_innhold" presentation:presentation-page-layout-name="AL2T11">
        <office:forms form:automatic-focus="false" form:apply-design-mode="false"/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Encoding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3">
              <text:list-item>
                <text:p>Each block of decoded data consists of two data points</text:p>
                <text:list>
                  <text:list-item>
                    <text:p>Each data point consists of 24 bits of location information and 8 bits of data</text:p>
                  </text:list-item>
                </text:list>
              </text:list-item>
              <text:list-item>
                <text:p>final_result[datapoint &amp; location_mask] = datapoint &amp; data_mask</text:p>
              </text:list-item>
              <text:list-item>
                <text:p>The final result is random bits, with the secret embedded in a random location</text:p>
              </text:list-item>
              <text:list-item>
                <text:p>Each block of the final result (64 bits) encoded with XTEA and CBC</text:p>
                <text:list>
                  <text:list-item>
                    <text:p>Very simple encryption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tel_20_og_20_innhold" presentation:presentation-page-layout-name="AL2T11">
        <office:forms form:automatic-focus="false" form:apply-design-mode="false"/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Decoding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3">
              <text:list-item>
                <text:p>Decoding is the same, but in reverse order</text:p>
              </text:list-item>
              <text:list-item>
                <text:p>When we don't have a password, we guess by iterating through the printable characters for several levels</text:p>
                <text:list>
                  <text:list-item>
                    <text:p>The number of possible passwords grows incredibly fast</text:p>
                  </text:list-item>
                </text:list>
              </text:list-item>
              <text:list-item>
                <text:p>To test if a password is correct, the data is decoded with the guessed password, then we try to unmangle it</text:p>
              </text:list-item>
              <text:list-item>
                <text:p>If we find something we know is in the plaintext in the decoded data, we assume the password is corr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tel_20_og_20_innhold" presentation:presentation-page-layout-name="AL2T11">
        <office:forms form:automatic-focus="false" form:apply-design-mode="false"/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Additional details about the precode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3">
              <text:list-item>
                <text:p>Four encrypted files included (easy.npy, medium.npy, hard.npy, veryhard.npy)</text:p>
              </text:list-item>
              <text:list-item>
                <text:p>All have a secret text which includes the word «secret»</text:p>
              </text:list-item>
              <text:list-item>
                <text:p>A very simple GPU implementation decrypts the hard.npy file in ~7 seconds</text:p>
                <text:list>
                  <text:list-item>
                    <text:p>The precode decrypts the easy.npy file in ~26 seco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the OpenMPI environmen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If you want to implement it in C (no python)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Use nvcc to compile (included in the CUDA toolkit)</text:span></text:p>
              </text:list-item>
              <text:list-item>
                <text:p text:style-name="P6"><text:span text:style-name="T4"><text:a xlink:href="http://docs.nvidia.com/cuda/" xlink:type="simple">http://docs.nvidia.com/cuda/</text:a></text:span></text:p>
                <text:p text:style-name="P6"><text:span text:style-name="T4"/></text:p>
              </text:list-item>
              <text:list-item>
                <text:p text:style-name="P6"><text:span text:style-name="T4">Alternatively: OpenCL</text:span></text:p>
              </text:list-item>
              <text:list-item>
                <text:p text:style-name="P6"><text:span text:style-name="T4"><text:a xlink:href="https://www.khronos.org/opencl/" xlink:type="simple">https://www.khronos.org/opencl/</text:a></text:span></text:p>
              </text:list-item>
              <text:list-item>
                <text:p text:style-name="P6"><text:span text:style-name="T4"><text:a xlink:href="http://developer.amd.com/tools-and-sdks/opencl-zone/amd-accelerated-parallel-processing-app-sdk/" xlink:type="simple">http://developer.amd.com/tools-and-sdks/opencl-zone/amd-accelerated-parallel-processing-app-sdk/</text:a></text:span></text:p>
              </text:list-item>
              <text:list-item>
                <text:p text:style-name="P6"><text:span text:style-name="T4">https://software.intel.com/en-us/opencl-code-build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essment criteria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Assessment criteria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Your solution</text:span></text:p>
                <text:list>
                  <text:list-item>
                    <text:p text:style-name="P8"><text:span text:style-name="T4">Does it fulfill the requirements?</text:span></text:p>
                  </text:list-item>
                  <text:list-item>
                    <text:p text:style-name="P8"><text:span text:style-name="T4">Is it well-commented and understandable?</text:span></text:p>
                  </text:list-item>
                </text:list>
              </text:list-item>
              <text:list-item>
                <text:p text:style-name="P6"><text:span text:style-name="T4">Your report</text:span></text:p>
                <text:list>
                  <text:list-item>
                    <text:p text:style-name="P8"><text:span text:style-name="T4">Have you critically evaluated your solution?</text:span></text:p>
                  </text:list-item>
                  <text:list-item>
                    <text:p text:style-name="P8"><text:span text:style-name="T4">Have you adequately explained your solution?</text:span></text:p>
                  </text:list-item>
                  <text:list-item>
                    <text:p text:style-name="P8"><text:span text:style-name="T4">Have you made your assumptions clear and seperate from your measurement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quirement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3">
              <text:list-item>
                <text:p>Parallelize the pre-code using GPU and CPU</text:p>
                <text:list>
                  <text:list-item>
                    <text:p>Use multiple cores on the CPU, and GPU, at the same time</text:p>
                  </text:list-item>
                  <text:list-item>
                    <text:p>The CPU parallel implementation can use shared memory or message passing models</text:p>
                  </text:list-item>
                </text:list>
              </text:list-item>
              <text:list-item>
                <text:p>Analyze your solution using the Nvidia Visual Profiler or equivalent for other GPUs</text:p>
                <text:list>
                  <text:list-item>
                    <text:p>Also analyze the CPU parallelization (but this doesn't have to be detailed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detail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Practical detail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Repor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hort report describing your algorithms and results, as well as reasons for choosing this approach</text:span></text:p>
                  </text:list-item>
                  <text:list-item>
                    <text:p text:style-name="P6"><text:span text:style-name="T4">A critical review of your acheived performance (this requires profiling and/or tracing)</text:span></text:p>
                  </text:list-item>
                  <text:list-item>
                    <text:p text:style-name="P6"><text:span text:style-name="T4">Accompanying code should be commented</text:span></text:p>
                  </text:list-item>
                </text:list>
              </text:list-item>
              <text:list-item>
                <text:p text:style-name="P8"><text:span text:style-name="T4">I am available by e-mail (</text:span><text:span text:style-name="T4"><text:a xlink:href="mailto:edvard.pedersen@uit.no" xlink:type="simple">edvard.pedersen@uit.no</text:a></text:span><text:span text:style-name="T4">) at most hour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or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por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Describe how you have approached the problem (e.g. «profiling shows that functionX() is expensive, so I have paralellized this», «tracing shows that the workload goes from X to Z at this point, which means that the work has to be distributed like so»)</text:span></text:p>
              </text:list-item>
              <text:list-item>
                <text:p text:style-name="P6"><text:span text:style-name="T4">Try to make assumptions clear, and seperate from measurements</text:span></text:p>
              </text:list-item>
              <text:list-item>
                <text:p text:style-name="P6"><text:span text:style-name="T4">What I want to know:</text:span></text:p>
                <text:list>
                  <text:list-item>
                    <text:p text:style-name="P8"><text:span text:style-name="T4">How did you solve the problems?</text:span></text:p>
                  </text:list-item>
                  <text:list-item>
                    <text:p text:style-name="P8"><text:span text:style-name="T4">Why did you solve them in this way?</text:span></text:p>
                  </text:list-item>
                  <text:list-item>
                    <text:p text:style-name="P8"><text:span text:style-name="T4">Are the results of your approach any go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dline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Deadline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header>
                <text:p text:style-name="P6"><text:span text:style-name="T4">Report and code: Thursday October 29</text:span><text:span text:style-name="T5">th</text:span></text:p>
              </text:list-header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Competition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8"><text:span text:style-name="T6">Another informal competition!</text:span></text:p>
              </text:list-item>
              <text:list-item>
                <text:p text:style-name="P6"><text:span text:style-name="T6">Let me know if you want to be excluded from the results</text:span></text:p>
              </text:list-item>
              <text:list-item>
                <text:p text:style-name="P6"><text:span text:style-name="T6">Same procedure as last time</text:span></text:p>
                <text:list>
                  <text:list-item>
                    <text:p text:style-name="P8"><text:span text:style-name="T6">Except: I will run the code on a machine with a Intel Xeon E5-1620 and an Nvidia Quadro 600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source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7"><text:a xlink:href="http://docs.nvidia.com/cuda" xlink:type="simple">http://docs.nvidia.com/cuda</text:a></text:span></text:p>
              </text:list-item>
              <text:list-item>
                <text:p text:style-name="P6"><text:span text:style-name="T7"><text:a xlink:href="https://www.khronos.org/opencl/resources/opencl-tutorials-white-papers-and-how-to-guides" xlink:type="simple">https://www.khronos.org/opencl/resources/opencl-tutorials-white-papers-and-how-to-guides</text:a></text:span></text:p>
                <text:p text:style-name="P6"><text:span text:style-name="T7"/></text:p>
              </text:list-item>
              <text:list-item>
                <text:p text:style-name="P6"><text:span text:style-name="T7"><text:a xlink:href="http://mathema.tician.de/software/pycuda/" xlink:type="simple">http://mathema.tician.de/software/pycuda/</text:a></text:span></text:p>
              </text:list-item>
              <text:list-item>
                <text:p text:style-name="P6"><text:span text:style-name="T7">http://mathema.tician.de/software/pyopencl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styles>
    <draw:gradient draw:name="Gradient_20_7" draw:display-name="Gradient 7" draw:style="linear" draw:start-color="#ffffff" draw:end-color="#a8c8e0" draw:start-intensity="100%" draw:end-intensity="100%" draw:angle="350" draw:border="54%"/>
    <draw:gradient draw:name="Gradient_20_8" draw:display-name="Gradient 8" draw:style="linear" draw:start-color="#9bc7c8" draw:end-color="#00617f" draw:start-intensity="100%" draw:end-intensity="100%" draw:angle="680" draw:border="0%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 Light2" fo:font-size="14pt" fo:letter-spacing="normal" fo:font-style="normal" style:text-underline-style="none" fo:font-weight="normal" style:font-size-asian="14pt" style:font-style-asian="normal" style:font-weight-asian="normal" style:font-name-complex="Open Sans Light2" style:font-size-complex="14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Open Sans Light2" fo:font-size="9pt" fo:letter-spacing="normal" fo:font-style="normal" style:text-underline-style="none" fo:font-weight="normal" style:font-size-asian="9pt" style:font-style-asian="normal" style:font-weight-asian="normal" style:font-name-complex="Open Sans Light2" style:font-size-complex="9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Open Sans Light2" fo:font-size="12pt" fo:letter-spacing="normal" fo:font-style="normal" style:text-underline-style="none" fo:font-weight="normal" style:font-size-asian="12pt" style:font-style-asian="normal" style:font-weight-asian="normal" style:font-name-complex="Open Sans Light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Undertittel 2" presentation:style-name="Mpr2" draw:text-style-name="MP11" draw:layer="backgroundobjects" svg:width="21.565cm" svg:height="4.867cm" svg:x="1.929cm" svg:y="10.184cm" presentation:class="subtitle" presentation:user-transformed="true">
        <draw:text-box>
          <text:p text:style-name="MP10"><text:span text:style-name="MT3">Click to edit Master sub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line draw:name="Rett linje 27" draw:style-name="Mgr13" draw:text-style-name="MP6" draw:layer="backgroundobjects" svg:x1="2.196cm" svg:y1="9.64cm" svg:x2="14.917cm" svg:y2="9.644cm">
        <text:p/>
      </draw:line>
      <draw:frame draw:name="Bilde 19" draw:style-name="Mgr14" draw:text-style-name="MP6" draw:layer="backgroundobjects" svg:width="1.479cm" svg:height="1.479cm" svg:x="22.603cm" svg:y="16.64cm">
        <draw:image xlink:href="Pictures/100002010000008200000082346FAA3F.png" xlink:type="simple" xlink:show="embed" xlink:actuate="onLoad">
          <text:p/>
        </draw:image>
      </draw:frame>
      <draw:frame draw:name="Bilde 20" draw:style-name="Mgr14" draw:text-style-name="MP6" draw:layer="backgroundobjects" svg:width="3.777cm" svg:height="6.351cm" svg:x="0cm" svg:y="0cm">
        <draw:image xlink:href="Pictures/1000020100000198000002AE84689D41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3.968cm" svg:height="10.476cm" svg:x="3.81cm" svg:y="2.123cm" presentation:class="page"/>
        <draw:frame presentation:style-name="Tittellysbil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2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5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Plassholder for innhold 2" presentation:style-name="Mpr6" draw:text-style-name="MP16" draw:layer="backgroundobjects" svg:width="22.859cm" svg:height="12.152cm" svg:x="0.915cm" svg:y="4.864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6">Fourth level</text:span></text:p>
                                                </text:list-item>
                                                <text:list-item>
                                                  <text:p text:style-name="MP15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7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7"><text:date style:data-style-name="D1" text:date-value="2015-10-09">10/9/15</text:date></text:span></text:p>
        </draw:text-box>
      </draw:frame>
      <draw:frame draw:name="Plassholder for bunntekst 4" presentation:style-name="Mpr7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7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3.968cm" svg:height="10.476cm" svg:x="3.81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pe005</meta:initial-creator>
    <meta:editing-cycles>26</meta:editing-cycles>
    <meta:creation-date>2013-09-04T08:55:23</meta:creation-date>
    <dc:date>2015-10-09T10:02:29.269000000</dc:date>
    <meta:editing-duration>P1DT6M</meta:editing-duration>
    <meta:generator>LibreOffice/4.4.2.2$Linux_X86_64 LibreOffice_project/40m0$Build-2</meta:generator>
    <meta:document-statistic meta:object-count="11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al_blaa_engelsk" xlink:href=""/>
  </office:meta>
</office:document-meta>
</file>